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9.204cm" table:align="margins" style:may-break-between-rows="false"/>
    </style:style>
    <style:style style:name="Table1.A" style:family="table-column">
      <style:table-column-properties style:column-width="0.416cm" style:rel-column-width="2969*"/>
    </style:style>
    <style:style style:name="Table1.B" style:family="table-column">
      <style:table-column-properties style:column-width="0.418cm" style:rel-column-width="2982*"/>
    </style:style>
    <style:style style:name="Table1.O" style:family="table-column">
      <style:table-column-properties style:column-width="0.439cm" style:rel-column-width="3126*"/>
    </style:style>
    <style:style style:name="Table1.P" style:family="table-column">
      <style:table-column-properties style:column-width="0.399cm" style:rel-column-width="2837*"/>
    </style:style>
    <style:style style:name="Table1.V" style:family="table-column">
      <style:table-column-properties style:column-width="0.411cm" style:rel-column-width="2927*"/>
    </style:style>
    <style:style style:name="Table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1.P1" style:family="table-cell">
      <style:table-cell-properties fo:padding="0.101cm" fo:border="0.05pt solid #000000"/>
    </style:style>
    <style:style style:name="Table1.2" style:family="table-row">
      <style:table-row-properties style:min-row-height="0.508cm"/>
    </style:style>
    <style:style style:name="Table1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padding="0.101cm" fo:border-left="2.5pt solid #000000" fo:border-right="none" fo:border-top="none" fo:border-bottom="0.05pt solid #000000"/>
    </style:style>
    <style:style style:name="Table1.J2" style:family="table-cell">
      <style:table-cell-properties fo:padding="0.101cm" fo:border-left="0.05pt solid #000000" fo:border-right="none" fo:border-top="none" fo:border-bottom="0.05pt solid #000000"/>
    </style:style>
    <style:style style:name="Table1.K2" style:family="table-cell">
      <style:table-cell-properties fo:padding="0.101cm" fo:border-left="0.05pt solid #000000" fo:border-right="none" fo:border-top="none" fo:border-bottom="0.05pt solid #000000"/>
    </style:style>
    <style:style style:name="Table1.L2" style:family="table-cell">
      <style:table-cell-properties fo:padding="0.101cm" fo:border-left="0.05pt solid #000000" fo:border-right="none" fo:border-top="none" fo:border-bottom="0.05pt solid #000000"/>
    </style:style>
    <style:style style:name="Table1.M2" style:family="table-cell">
      <style:table-cell-properties fo:padding="0.101cm" fo:border-left="2.5pt solid #000000" fo:border-right="none" fo:border-top="none" fo:border-bottom="0.05pt solid #000000"/>
    </style:style>
    <style:style style:name="Table1.N2" style:family="table-cell">
      <style:table-cell-properties fo:padding="0.101cm" fo:border-left="0.05pt solid #000000" fo:border-right="none" fo:border-top="none" fo:border-bottom="0.05pt solid #000000"/>
    </style:style>
    <style:style style:name="Table1.O2" style:family="table-cell">
      <style:table-cell-properties fo:padding="0.101cm" fo:border-left="0.05pt solid #000000" fo:border-right="none" fo:border-top="none" fo:border-bottom="0.05pt solid #000000"/>
    </style:style>
    <style:style style:name="Table1.P2" style:family="table-cell">
      <style:table-cell-properties fo:padding="0.101cm" fo:border-left="0.05pt solid #000000" fo:border-right="none" fo:border-top="none" fo:border-bottom="0.05pt solid #000000"/>
    </style:style>
    <style:style style:name="Table1.Q2" style:family="table-cell">
      <style:table-cell-properties fo:padding="0.101cm" fo:border-left="2.5pt solid #000000" fo:border-right="none" fo:border-top="none" fo:border-bottom="0.05pt solid #000000"/>
    </style:style>
    <style:style style:name="Table1.R2" style:family="table-cell">
      <style:table-cell-properties fo:padding="0.101cm" fo:border-left="0.05pt solid #000000" fo:border-right="none" fo:border-top="none" fo:border-bottom="0.05pt solid #000000"/>
    </style:style>
    <style:style style:name="Table1.S2" style:family="table-cell">
      <style:table-cell-properties fo:padding="0.101cm" fo:border-left="0.05pt solid #000000" fo:border-right="none" fo:border-top="none" fo:border-bottom="0.05pt solid #000000"/>
    </style:style>
    <style:style style:name="Table1.T2" style:family="table-cell">
      <style:table-cell-properties fo:padding="0.101cm" fo:border-left="2.5pt solid #000000" fo:border-right="none" fo:border-top="none" fo:border-bottom="0.05pt solid #000000"/>
    </style:style>
    <style:style style:name="Table1.U2" style:family="table-cell">
      <style:table-cell-properties fo:padding="0.101cm" fo:border-left="0.05pt solid #000000" fo:border-right="none" fo:border-top="none" fo:border-bottom="0.05pt solid #000000"/>
    </style:style>
    <style:style style:name="Table1.V2" style:family="table-cell">
      <style:table-cell-properties fo:padding="0.101cm" fo:border-left="0.05pt solid #000000" fo:border-right="0.05pt solid #000000" fo:border-top="none" fo:border-bottom="0.05pt solid #000000"/>
    </style:style>
    <style:style style:name="Table1.A3" style:family="table-cell">
      <style:table-cell-properties fo:padding="0cm" fo:border-left="0.05pt solid #000000" fo:border-right="0.05pt solid #000000" fo:border-top="none" fo:border-bottom="0.05pt solid #000000"/>
    </style:style>
    <style:style style:name="Table2" style:family="table">
      <style:table-properties style:width="9.098cm" table:align="margins" style:may-break-between-rows="false"/>
    </style:style>
    <style:style style:name="Table2.A" style:family="table-column">
      <style:table-column-properties style:column-width="3.464cm" style:rel-column-width="24950*"/>
    </style:style>
    <style:style style:name="Table2.B" style:family="table-column">
      <style:table-column-properties style:column-width="1.085cm" style:rel-column-width="7817*"/>
    </style:style>
    <style:style style:name="Table2.D" style:family="table-column">
      <style:table-column-properties style:column-width="1.085cm" style:rel-column-width="7818*"/>
    </style:style>
    <style:style style:name="Table2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able2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2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2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fo:padding="0cm" fo:border-left="0.05pt solid #000000" fo:border-right="0.05pt solid #000000" fo:border-top="none" fo:border-bottom="0.05pt solid #000000"/>
    </style:style>
    <style:style style:name="Table3" style:family="table">
      <style:table-properties style:width="9.098cm" table:align="margins" style:may-break-between-rows="false"/>
    </style:style>
    <style:style style:name="Table3.A" style:family="table-column">
      <style:table-column-properties style:column-width="9.098cm" style:rel-column-width="65535*"/>
    </style:style>
    <style:style style:name="Table3.A1" style:family="table-cell">
      <style:table-cell-properties fo:padding="0cm" fo:border="0.05pt solid #000000"/>
    </style:style>
    <style:style style:name="Table3.A2" style:family="table-cell">
      <style:table-cell-properties fo:padding="0cm" fo:border-left="0.05pt solid #000000" fo:border-right="0.05pt solid #000000" fo:border-top="none" fo:border-bottom="0.05pt solid #000000"/>
    </style:style>
    <style:style style:name="Table4" style:family="table">
      <style:table-properties style:width="9.204cm" table:align="margins" style:may-break-between-rows="false"/>
    </style:style>
    <style:style style:name="Table4.A" style:family="table-column">
      <style:table-column-properties style:column-width="0.416cm" style:rel-column-width="2969*"/>
    </style:style>
    <style:style style:name="Table4.B" style:family="table-column">
      <style:table-column-properties style:column-width="0.418cm" style:rel-column-width="2982*"/>
    </style:style>
    <style:style style:name="Table4.O" style:family="table-column">
      <style:table-column-properties style:column-width="0.439cm" style:rel-column-width="3126*"/>
    </style:style>
    <style:style style:name="Table4.P" style:family="table-column">
      <style:table-column-properties style:column-width="0.399cm" style:rel-column-width="2837*"/>
    </style:style>
    <style:style style:name="Table4.V" style:family="table-column">
      <style:table-column-properties style:column-width="0.411cm" style:rel-column-width="2927*"/>
    </style:style>
    <style:style style:name="Table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4.P1" style:family="table-cell">
      <style:table-cell-properties fo:padding="0.101cm" fo:border="0.05pt solid #000000"/>
    </style:style>
    <style:style style:name="Table4.2" style:family="table-row">
      <style:table-row-properties style:min-row-height="0.508cm"/>
    </style:style>
    <style:style style:name="Table4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able4.I2" style:family="table-cell">
      <style:table-cell-properties fo:padding="0.101cm" fo:border-left="2.5pt solid #000000" fo:border-right="none" fo:border-top="none" fo:border-bottom="0.05pt solid #000000"/>
    </style:style>
    <style:style style:name="Table4.J2" style:family="table-cell">
      <style:table-cell-properties fo:padding="0.101cm" fo:border-left="0.05pt solid #000000" fo:border-right="none" fo:border-top="none" fo:border-bottom="0.05pt solid #000000"/>
    </style:style>
    <style:style style:name="Table4.K2" style:family="table-cell">
      <style:table-cell-properties fo:padding="0.101cm" fo:border-left="0.05pt solid #000000" fo:border-right="none" fo:border-top="none" fo:border-bottom="0.05pt solid #000000"/>
    </style:style>
    <style:style style:name="Table4.L2" style:family="table-cell">
      <style:table-cell-properties fo:padding="0.101cm" fo:border-left="0.05pt solid #000000" fo:border-right="none" fo:border-top="none" fo:border-bottom="0.05pt solid #000000"/>
    </style:style>
    <style:style style:name="Table4.M2" style:family="table-cell">
      <style:table-cell-properties fo:padding="0.101cm" fo:border-left="2.5pt solid #000000" fo:border-right="none" fo:border-top="none" fo:border-bottom="0.05pt solid #000000"/>
    </style:style>
    <style:style style:name="Table4.N2" style:family="table-cell">
      <style:table-cell-properties fo:padding="0.101cm" fo:border-left="0.05pt solid #000000" fo:border-right="none" fo:border-top="none" fo:border-bottom="0.05pt solid #000000"/>
    </style:style>
    <style:style style:name="Table4.O2" style:family="table-cell">
      <style:table-cell-properties fo:padding="0.101cm" fo:border-left="0.05pt solid #000000" fo:border-right="none" fo:border-top="none" fo:border-bottom="0.05pt solid #000000"/>
    </style:style>
    <style:style style:name="Table4.P2" style:family="table-cell">
      <style:table-cell-properties fo:padding="0.101cm" fo:border-left="0.05pt solid #000000" fo:border-right="none" fo:border-top="none" fo:border-bottom="0.05pt solid #000000"/>
    </style:style>
    <style:style style:name="Table4.Q2" style:family="table-cell">
      <style:table-cell-properties fo:padding="0.101cm" fo:border-left="2.5pt solid #000000" fo:border-right="none" fo:border-top="none" fo:border-bottom="0.05pt solid #000000"/>
    </style:style>
    <style:style style:name="Table4.R2" style:family="table-cell">
      <style:table-cell-properties fo:padding="0.101cm" fo:border-left="0.05pt solid #000000" fo:border-right="none" fo:border-top="none" fo:border-bottom="0.05pt solid #000000"/>
    </style:style>
    <style:style style:name="Table4.S2" style:family="table-cell">
      <style:table-cell-properties fo:padding="0.101cm" fo:border-left="0.05pt solid #000000" fo:border-right="none" fo:border-top="none" fo:border-bottom="0.05pt solid #000000"/>
    </style:style>
    <style:style style:name="Table4.T2" style:family="table-cell">
      <style:table-cell-properties fo:padding="0.101cm" fo:border-left="2.5pt solid #000000" fo:border-right="none" fo:border-top="none" fo:border-bottom="0.05pt solid #000000"/>
    </style:style>
    <style:style style:name="Table4.U2" style:family="table-cell">
      <style:table-cell-properties fo:padding="0.101cm" fo:border-left="0.05pt solid #000000" fo:border-right="none" fo:border-top="none" fo:border-bottom="0.05pt solid #000000"/>
    </style:style>
    <style:style style:name="Table4.V2" style:family="table-cell">
      <style:table-cell-properties fo:padding="0.101cm" fo:border-left="0.05pt solid #000000" fo:border-right="0.05pt solid #000000" fo:border-top="none" fo:border-bottom="0.05pt solid #000000"/>
    </style:style>
    <style:style style:name="Table4.A3" style:family="table-cell">
      <style:table-cell-properties fo:padding="0cm" fo:border-left="0.05pt solid #000000" fo:border-right="0.05pt solid #000000" fo:border-top="none" fo:border-bottom="0.05pt solid #000000"/>
    </style:style>
    <style:style style:name="Table5" style:family="table">
      <style:table-properties style:width="9.098cm" table:align="margins" style:may-break-between-rows="false"/>
    </style:style>
    <style:style style:name="Table5.A" style:family="table-column">
      <style:table-column-properties style:column-width="3.464cm" style:rel-column-width="24950*"/>
    </style:style>
    <style:style style:name="Table5.B" style:family="table-column">
      <style:table-column-properties style:column-width="1.085cm" style:rel-column-width="7817*"/>
    </style:style>
    <style:style style:name="Table5.D" style:family="table-column">
      <style:table-column-properties style:column-width="1.085cm" style:rel-column-width="7818*"/>
    </style:style>
    <style:style style:name="Table5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able5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5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5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cm" fo:border-left="0.05pt solid #000000" fo:border-right="0.05pt solid #000000" fo:border-top="none" fo:border-bottom="0.05pt solid #000000"/>
    </style:style>
    <style:style style:name="Table6" style:family="table">
      <style:table-properties style:width="9.098cm" table:align="margins" style:may-break-between-rows="false"/>
    </style:style>
    <style:style style:name="Table6.A" style:family="table-column">
      <style:table-column-properties style:column-width="9.098cm" style:rel-column-width="65535*"/>
    </style:style>
    <style:style style:name="Table6.A1" style:family="table-cell">
      <style:table-cell-properties fo:padding="0cm" fo:border="0.05pt solid #000000"/>
    </style:style>
    <style:style style:name="Table6.A2" style:family="table-cell">
      <style:table-cell-properties fo:padding="0cm" fo:border-left="0.05pt solid #000000" fo:border-right="0.05pt solid #000000" fo:border-top="none" fo:border-bottom="0.05pt solid #000000"/>
    </style:style>
    <style:style style:name="Table7" style:family="table">
      <style:table-properties style:width="9.204cm" table:align="margins" style:may-break-between-rows="false"/>
    </style:style>
    <style:style style:name="Table7.A" style:family="table-column">
      <style:table-column-properties style:column-width="0.416cm" style:rel-column-width="2969*"/>
    </style:style>
    <style:style style:name="Table7.B" style:family="table-column">
      <style:table-column-properties style:column-width="0.418cm" style:rel-column-width="2982*"/>
    </style:style>
    <style:style style:name="Table7.O" style:family="table-column">
      <style:table-column-properties style:column-width="0.439cm" style:rel-column-width="3126*"/>
    </style:style>
    <style:style style:name="Table7.P" style:family="table-column">
      <style:table-column-properties style:column-width="0.399cm" style:rel-column-width="2837*"/>
    </style:style>
    <style:style style:name="Table7.V" style:family="table-column">
      <style:table-column-properties style:column-width="0.411cm" style:rel-column-width="2927*"/>
    </style:style>
    <style:style style:name="Table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7.P1" style:family="table-cell">
      <style:table-cell-properties fo:padding="0.101cm" fo:border="0.05pt solid #000000"/>
    </style:style>
    <style:style style:name="Table7.2" style:family="table-row">
      <style:table-row-properties style:min-row-height="0.508cm"/>
    </style:style>
    <style:style style:name="Table7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able7.I2" style:family="table-cell">
      <style:table-cell-properties fo:padding="0.101cm" fo:border-left="2.5pt solid #000000" fo:border-right="none" fo:border-top="none" fo:border-bottom="0.05pt solid #000000"/>
    </style:style>
    <style:style style:name="Table7.J2" style:family="table-cell">
      <style:table-cell-properties fo:padding="0.101cm" fo:border-left="0.05pt solid #000000" fo:border-right="none" fo:border-top="none" fo:border-bottom="0.05pt solid #000000"/>
    </style:style>
    <style:style style:name="Table7.K2" style:family="table-cell">
      <style:table-cell-properties fo:padding="0.101cm" fo:border-left="0.05pt solid #000000" fo:border-right="none" fo:border-top="none" fo:border-bottom="0.05pt solid #000000"/>
    </style:style>
    <style:style style:name="Table7.L2" style:family="table-cell">
      <style:table-cell-properties fo:padding="0.101cm" fo:border-left="0.05pt solid #000000" fo:border-right="none" fo:border-top="none" fo:border-bottom="0.05pt solid #000000"/>
    </style:style>
    <style:style style:name="Table7.M2" style:family="table-cell">
      <style:table-cell-properties fo:padding="0.101cm" fo:border-left="2.5pt solid #000000" fo:border-right="none" fo:border-top="none" fo:border-bottom="0.05pt solid #000000"/>
    </style:style>
    <style:style style:name="Table7.N2" style:family="table-cell">
      <style:table-cell-properties fo:padding="0.101cm" fo:border-left="0.05pt solid #000000" fo:border-right="none" fo:border-top="none" fo:border-bottom="0.05pt solid #000000"/>
    </style:style>
    <style:style style:name="Table7.O2" style:family="table-cell">
      <style:table-cell-properties fo:padding="0.101cm" fo:border-left="0.05pt solid #000000" fo:border-right="none" fo:border-top="none" fo:border-bottom="0.05pt solid #000000"/>
    </style:style>
    <style:style style:name="Table7.P2" style:family="table-cell">
      <style:table-cell-properties fo:padding="0.101cm" fo:border-left="0.05pt solid #000000" fo:border-right="none" fo:border-top="none" fo:border-bottom="0.05pt solid #000000"/>
    </style:style>
    <style:style style:name="Table7.Q2" style:family="table-cell">
      <style:table-cell-properties fo:padding="0.101cm" fo:border-left="2.5pt solid #000000" fo:border-right="none" fo:border-top="none" fo:border-bottom="0.05pt solid #000000"/>
    </style:style>
    <style:style style:name="Table7.R2" style:family="table-cell">
      <style:table-cell-properties fo:padding="0.101cm" fo:border-left="0.05pt solid #000000" fo:border-right="none" fo:border-top="none" fo:border-bottom="0.05pt solid #000000"/>
    </style:style>
    <style:style style:name="Table7.S2" style:family="table-cell">
      <style:table-cell-properties fo:padding="0.101cm" fo:border-left="0.05pt solid #000000" fo:border-right="none" fo:border-top="none" fo:border-bottom="0.05pt solid #000000"/>
    </style:style>
    <style:style style:name="Table7.T2" style:family="table-cell">
      <style:table-cell-properties fo:padding="0.101cm" fo:border-left="2.5pt solid #000000" fo:border-right="none" fo:border-top="none" fo:border-bottom="0.05pt solid #000000"/>
    </style:style>
    <style:style style:name="Table7.U2" style:family="table-cell">
      <style:table-cell-properties fo:padding="0.101cm" fo:border-left="0.05pt solid #000000" fo:border-right="none" fo:border-top="none" fo:border-bottom="0.05pt solid #000000"/>
    </style:style>
    <style:style style:name="Table7.V2" style:family="table-cell">
      <style:table-cell-properties fo:padding="0.101cm" fo:border-left="0.05pt solid #000000" fo:border-right="0.05pt solid #000000" fo:border-top="none" fo:border-bottom="0.05pt solid #000000"/>
    </style:style>
    <style:style style:name="Table7.A3" style:family="table-cell">
      <style:table-cell-properties fo:padding="0cm" fo:border-left="0.05pt solid #000000" fo:border-right="0.05pt solid #000000" fo:border-top="none" fo:border-bottom="0.05pt solid #000000"/>
    </style:style>
    <style:style style:name="Table8" style:family="table">
      <style:table-properties style:width="9.098cm" table:align="margins" style:may-break-between-rows="false"/>
    </style:style>
    <style:style style:name="Table8.A" style:family="table-column">
      <style:table-column-properties style:column-width="3.464cm" style:rel-column-width="24950*"/>
    </style:style>
    <style:style style:name="Table8.B" style:family="table-column">
      <style:table-column-properties style:column-width="1.085cm" style:rel-column-width="7817*"/>
    </style:style>
    <style:style style:name="Table8.D" style:family="table-column">
      <style:table-column-properties style:column-width="1.085cm" style:rel-column-width="7818*"/>
    </style:style>
    <style:style style:name="Table8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able8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8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able8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8.A11" style:family="table-cell">
      <style:table-cell-properties fo:padding="0cm" fo:border-left="0.05pt solid #000000" fo:border-right="0.05pt solid #000000" fo:border-top="none" fo:border-bottom="0.05pt solid #000000"/>
    </style:style>
    <style:style style:name="Table9" style:family="table">
      <style:table-properties style:width="9.098cm" table:align="margins" style:may-break-between-rows="false"/>
    </style:style>
    <style:style style:name="Table9.A" style:family="table-column">
      <style:table-column-properties style:column-width="9.098cm" style:rel-column-width="65535*"/>
    </style:style>
    <style:style style:name="Table9.A1" style:family="table-cell">
      <style:table-cell-properties fo:padding="0cm" fo:border="0.05pt solid #000000"/>
    </style:style>
    <style:style style:name="Table9.A2" style:family="table-cell">
      <style:table-cell-properties fo:padding="0cm" fo:border-left="0.05pt solid #000000" fo:border-right="0.05pt solid #000000" fo:border-top="none" fo:border-bottom="0.05pt solid #000000"/>
    </style:style>
    <style:style style:name="Táblázat1" style:family="table">
      <style:table-properties style:width="18.401cm" table:align="margins" style:may-break-between-rows="false"/>
    </style:style>
    <style:style style:name="Táblázat1.A" style:family="table-column">
      <style:table-column-properties style:column-width="0.834cm" style:rel-column-width="2969*"/>
    </style:style>
    <style:style style:name="Táblázat1.B" style:family="table-column">
      <style:table-column-properties style:column-width="0.838cm" style:rel-column-width="2982*"/>
    </style:style>
    <style:style style:name="Táblázat1.O" style:family="table-column">
      <style:table-column-properties style:column-width="0.878cm" style:rel-column-width="3126*"/>
    </style:style>
    <style:style style:name="Táblázat1.P" style:family="table-column">
      <style:table-column-properties style:column-width="0.797cm" style:rel-column-width="2837*"/>
    </style:style>
    <style:style style:name="Táblázat1.V" style:family="table-column">
      <style:table-column-properties style:column-width="0.822cm" style:rel-column-width="2927*"/>
    </style:style>
    <style:style style:name="Táblázat1.A1" style:family="table-cell">
      <style:table-cell-properties fo:padding="0.101cm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101cm" fo:border="0.05pt solid #000000"/>
    </style:style>
    <style:style style:name="Táblázat1.2" style:family="table-row">
      <style:table-row-properties style:min-row-height="0.508cm"/>
    </style:style>
    <style:style style:name="Táblázat1.A2" style:family="table-cell">
      <style:table-cell-properties fo:background-color="#999999" fo:padding="0.101cm" fo:border-left="0.05pt solid #000000" fo:border-right="none" fo:border-top="none" fo:border-bottom="0.05pt solid #000000">
        <style:background-image/>
      </style:table-cell-properties>
    </style:style>
    <style:style style:name="Táblázat1.I2" style:family="table-cell">
      <style:table-cell-properties fo:padding="0.101cm" fo:border-left="2.5pt solid #000000" fo:border-right="none" fo:border-top="none" fo:border-bottom="0.05pt solid #000000"/>
    </style:style>
    <style:style style:name="Táblázat1.J2" style:family="table-cell">
      <style:table-cell-properties fo:padding="0.101cm" fo:border-left="0.05pt solid #000000" fo:border-right="none" fo:border-top="none" fo:border-bottom="0.05pt solid #000000"/>
    </style:style>
    <style:style style:name="Táblázat1.K2" style:family="table-cell">
      <style:table-cell-properties fo:padding="0.101cm" fo:border-left="0.05pt solid #000000" fo:border-right="none" fo:border-top="none" fo:border-bottom="0.05pt solid #000000"/>
    </style:style>
    <style:style style:name="Táblázat1.L2" style:family="table-cell">
      <style:table-cell-properties fo:padding="0.101cm" fo:border-left="0.05pt solid #000000" fo:border-right="none" fo:border-top="none" fo:border-bottom="0.05pt solid #000000"/>
    </style:style>
    <style:style style:name="Táblázat1.M2" style:family="table-cell">
      <style:table-cell-properties fo:padding="0.101cm" fo:border-left="2.5pt solid #000000" fo:border-right="none" fo:border-top="none" fo:border-bottom="0.05pt solid #000000"/>
    </style:style>
    <style:style style:name="Táblázat1.N2" style:family="table-cell">
      <style:table-cell-properties fo:padding="0.101cm" fo:border-left="0.05pt solid #000000" fo:border-right="none" fo:border-top="none" fo:border-bottom="0.05pt solid #000000"/>
    </style:style>
    <style:style style:name="Táblázat1.O2" style:family="table-cell">
      <style:table-cell-properties fo:padding="0.101cm" fo:border-left="0.05pt solid #000000" fo:border-right="none" fo:border-top="none" fo:border-bottom="0.05pt solid #000000"/>
    </style:style>
    <style:style style:name="Táblázat1.P2" style:family="table-cell">
      <style:table-cell-properties fo:padding="0.101cm" fo:border-left="0.05pt solid #000000" fo:border-right="none" fo:border-top="none" fo:border-bottom="0.05pt solid #000000"/>
    </style:style>
    <style:style style:name="Táblázat1.Q2" style:family="table-cell">
      <style:table-cell-properties fo:padding="0.101cm" fo:border-left="2.5pt solid #000000" fo:border-right="none" fo:border-top="none" fo:border-bottom="0.05pt solid #000000"/>
    </style:style>
    <style:style style:name="Táblázat1.R2" style:family="table-cell">
      <style:table-cell-properties fo:padding="0.101cm" fo:border-left="0.05pt solid #000000" fo:border-right="none" fo:border-top="none" fo:border-bottom="0.05pt solid #000000"/>
    </style:style>
    <style:style style:name="Táblázat1.S2" style:family="table-cell">
      <style:table-cell-properties fo:padding="0.101cm" fo:border-left="0.05pt solid #000000" fo:border-right="none" fo:border-top="none" fo:border-bottom="0.05pt solid #000000"/>
    </style:style>
    <style:style style:name="Táblázat1.T2" style:family="table-cell">
      <style:table-cell-properties fo:padding="0.101cm" fo:border-left="2.5pt solid #000000" fo:border-right="none" fo:border-top="none" fo:border-bottom="0.05pt solid #000000"/>
    </style:style>
    <style:style style:name="Táblázat1.U2" style:family="table-cell">
      <style:table-cell-properties fo:padding="0.101cm" fo:border-left="0.05pt solid #000000" fo:border-right="none" fo:border-top="none" fo:border-bottom="0.05pt solid #000000"/>
    </style:style>
    <style:style style:name="Táblázat1.V2" style:family="table-cell">
      <style:table-cell-properties fo:padding="0.101cm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cm" fo:border-left="0.05pt solid #000000" fo:border-right="0.05pt solid #000000" fo:border-top="none" fo:border-bottom="0.05pt solid #000000"/>
    </style:style>
    <style:style style:name="Táblázat2" style:family="table">
      <style:table-properties style:width="18.401cm" table:align="margins" style:may-break-between-rows="false"/>
    </style:style>
    <style:style style:name="Táblázat2.A" style:family="table-column">
      <style:table-column-properties style:column-width="7.006cm" style:rel-column-width="24950*"/>
    </style:style>
    <style:style style:name="Táblázat2.B" style:family="table-column">
      <style:table-column-properties style:column-width="2.194cm" style:rel-column-width="7817*"/>
    </style:style>
    <style:style style:name="Táblázat2.D" style:family="table-column">
      <style:table-column-properties style:column-width="2.194cm" style:rel-column-width="7818*"/>
    </style:style>
    <style:style style:name="Táblázat2.A1" style:family="table-cell">
      <style:table-cell-properties style:vertical-align="middle"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cm" fo:border="0.05pt solid #000000">
        <style:background-image/>
      </style:table-cell-properties>
    </style:style>
    <style:style style:name="Táblázat2.A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2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3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4" style:family="table-cell" style:data-style-name="N0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101cm" fo:padding-right="0cm" fo:padding-top="0cm" fo:padding-bottom="0cm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cm" fo:border-left="0.05pt solid #000000" fo:border-right="0.05pt solid #000000" fo:border-top="none" fo:border-bottom="0.05pt solid #000000"/>
    </style:style>
    <style:style style:name="Táblázat3" style:family="table">
      <style:table-properties style:width="18.401cm" table:align="margins" style:may-break-between-rows="false"/>
    </style:style>
    <style:style style:name="Táblázat3.A" style:family="table-column">
      <style:table-column-properties style:column-width="18.401cm" style:rel-column-width="65535*"/>
    </style:style>
    <style:style style:name="Táblázat3.A1" style:family="table-cell">
      <style:table-cell-properties fo:padding="0cm" fo:border="0.05pt solid #000000"/>
    </style:style>
    <style:style style:name="Táblázat3.A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8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style:font-size-asian="9pt" style:font-size-complex="9pt"/>
    </style:style>
    <style:style style:name="P9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/>
    </style:style>
    <style:style style:name="P11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>
      <style:text-properties fo:font-size="9pt" style:font-size-asian="9pt" style:font-size-complex="9pt"/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Text_20_body">
      <style:text-properties fo:font-size="11pt" style:text-underline-style="solid" style:text-underline-width="auto" style:text-underline-color="font-color" style:font-size-asian="11pt" style:font-size-complex="11pt"/>
    </style:style>
    <style:style style:name="P20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/>
    </style:style>
    <style:style style:name="P21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margin-top="0cm" fo:margin-bottom="0.101cm" style:contextual-spacing="false">
        <style:tab-stops>
          <style:tab-stop style:position="9.151cm"/>
        </style:tab-stops>
      </style:paragraph-properties>
      <style:text-properties fo:font-size="9pt" fo:font-weight="bold" officeooo:paragraph-rsid="000f9876" style:font-size-asian="9pt" style:font-weight-asian="bold" style:font-size-complex="9pt" style:font-weight-complex="bold"/>
    </style:style>
    <style:style style:name="P24" style:family="paragraph" style:parent-style-name="Standard">
      <style:text-properties fo:font-size="11pt" style:font-size-asian="11pt" style:font-size-complex="11pt"/>
    </style:style>
    <style:style style:name="P25" style:family="paragraph" style:parent-style-name="Standard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top="0cm" fo:margin-bottom="0.199cm" style:contextual-spacing="false">
        <style:tab-stops>
          <style:tab-stop style:position="8.49cm"/>
        </style:tab-stops>
      </style:paragraph-properties>
      <style:text-properties style:text-underline-style="solid" style:text-underline-width="auto" style:text-underline-color="font-color" officeooo:paragraph-rsid="00117b47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officeooo:paragraph-rsid="00117b47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9pt" fo:font-weight="bold" officeooo:paragraph-rsid="00117b4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9pt" officeooo:paragraph-rsid="00117b47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font-size="9pt" officeooo:paragraph-rsid="00117b47" style:font-size-asian="9pt" style:font-size-complex="9pt"/>
    </style:style>
    <style:style style:name="P31" style:family="paragraph" style:parent-style-name="Text_20_body">
      <style:text-properties fo:font-size="11pt" style:text-underline-style="solid" style:text-underline-width="auto" style:text-underline-color="font-color" style:font-size-asian="11pt" style:font-size-complex="11pt"/>
    </style:style>
    <style:style style:name="P32" style:family="paragraph" style:parent-style-name="Text_20_body">
      <style:text-properties fo:font-size="11pt" style:text-underline-style="solid" style:text-underline-width="auto" style:text-underline-color="font-color" officeooo:paragraph-rsid="00117b47" style:font-size-asian="11pt" style:font-size-complex="11pt"/>
    </style:style>
    <style:style style:name="P33" style:family="paragraph" style:parent-style-name="Text_20_body">
      <style:text-properties fo:font-size="9pt" officeooo:paragraph-rsid="00117b47" style:font-size-asian="9pt" style:font-size-complex="9pt"/>
    </style:style>
    <style:style style:name="P34" style:family="paragraph" style:parent-style-name="Text_20_body">
      <style:text-properties fo:font-size="9pt" officeooo:rsid="0011c93d" officeooo:paragraph-rsid="0011c93d" style:font-size-asian="9pt" style:font-size-complex="9pt"/>
    </style:style>
    <style:style style:name="P35" style:family="paragraph" style:parent-style-name="Text_20_body">
      <style:text-properties fo:font-size="9pt" officeooo:rsid="001398f4" officeooo:paragraph-rsid="001398f4" style:font-size-asian="9pt" style:font-size-complex="9pt"/>
    </style:style>
    <style:style style:name="P36" style:family="paragraph" style:parent-style-name="Text_20_body">
      <style:text-properties style:text-underline-style="solid" style:text-underline-width="auto" style:text-underline-color="font-color" officeooo:paragraph-rsid="00117b47"/>
    </style:style>
    <style:style style:name="P37" style:family="paragraph" style:parent-style-name="Text_20_body">
      <style:text-properties officeooo:paragraph-rsid="00117b47"/>
    </style:style>
    <style:style style:name="P38" style:family="paragraph" style:parent-style-name="Text_20_body">
      <style:paragraph-properties fo:margin-top="0cm" fo:margin-bottom="0.101cm" style:contextual-spacing="false">
        <style:tab-stops>
          <style:tab-stop style:position="9.107cm"/>
        </style:tab-stops>
      </style:paragraph-properties>
      <style:text-properties fo:font-weight="bold" officeooo:paragraph-rsid="00117b47" style:font-weight-asian="bold" style:font-weight-complex="bold"/>
    </style:style>
    <style:style style:name="P39" style:family="paragraph" style:parent-style-name="Text_20_body">
      <style:paragraph-properties fo:margin-top="0cm" fo:margin-bottom="0.101cm" style:contextual-spacing="false" fo:break-before="page">
        <style:tab-stops>
          <style:tab-stop style:position="9.151cm"/>
        </style:tab-stops>
      </style:paragraph-properties>
      <style:text-properties fo:font-size="9pt" fo:font-weight="bold" officeooo:paragraph-rsid="00117b47" style:font-size-asian="9pt" style:font-weight-asian="bold" style:font-size-complex="9pt" style:font-weight-complex="bold"/>
    </style:style>
    <style:style style:name="P40" style:family="paragraph" style:parent-style-name="Text_20_body">
      <style:paragraph-properties fo:margin-top="0cm" fo:margin-bottom="0.199cm" style:contextual-spacing="false">
        <style:tab-stops>
          <style:tab-stop style:position="2.514cm"/>
          <style:tab-stop style:position="5.115cm"/>
          <style:tab-stop style:position="5.8cm"/>
          <style:tab-stop style:position="8.357cm"/>
        </style:tab-stops>
      </style:paragraph-properties>
      <style:text-properties fo:font-size="9pt" officeooo:paragraph-rsid="00117b47" style:font-size-asian="9pt" style:font-size-complex="9pt"/>
    </style:style>
    <style:style style:name="P41" style:family="paragraph" style:parent-style-name="Text_20_body">
      <style:paragraph-properties fo:margin-top="0cm" fo:margin-bottom="0.199cm" style:contextual-spacing="false">
        <style:tab-stops>
          <style:tab-stop style:position="6.505cm"/>
          <style:tab-stop style:position="9.172cm"/>
        </style:tab-stops>
      </style:paragraph-properties>
      <style:text-properties fo:font-size="9pt" officeooo:paragraph-rsid="00117b47" style:font-size-asian="9pt" style:font-size-complex="9pt"/>
    </style:style>
    <style:style style:name="P42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officeooo:paragraph-rsid="00117b47" style:font-size-asian="9pt" style:font-size-complex="9pt"/>
    </style:style>
    <style:style style:name="P43" style:family="paragraph" style:parent-style-name="Text_20_body">
      <style:paragraph-properties fo:margin-top="0cm" fo:margin-bottom="0.199cm" style:contextual-spacing="false">
        <style:tab-stops>
          <style:tab-stop style:position="2.514cm"/>
        </style:tab-stops>
      </style:paragraph-properties>
      <style:text-properties fo:font-size="9pt" officeooo:paragraph-rsid="00117b47" style:font-size-asian="9pt" style:font-size-complex="9pt"/>
    </style:style>
    <style:style style:name="P44" style:family="paragraph" style:parent-style-name="Text_20_body">
      <style:paragraph-properties fo:margin-top="0cm" fo:margin-bottom="0.199cm" style:contextual-spacing="false">
        <style:tab-stops>
          <style:tab-stop style:position="9.151cm"/>
        </style:tab-stops>
      </style:paragraph-properties>
      <style:text-properties fo:font-size="9pt" style:text-underline-style="solid" style:text-underline-width="auto" style:text-underline-color="font-color" officeooo:paragraph-rsid="00117b47" style:font-size-asian="9pt" style:font-size-complex="9pt"/>
    </style:style>
    <style:style style:name="P45" style:family="paragraph" style:parent-style-name="Text_20_body">
      <style:paragraph-properties fo:margin-top="0cm" fo:margin-bottom="0.199cm" style:contextual-spacing="false">
        <style:tab-stops>
          <style:tab-stop style:position="4.697cm"/>
          <style:tab-stop style:position="5.027cm"/>
          <style:tab-stop style:position="7.408cm"/>
          <style:tab-stop style:position="8.49cm"/>
        </style:tab-stops>
      </style:paragraph-properties>
      <style:text-properties fo:font-size="9pt" style:text-underline-style="solid" style:text-underline-width="auto" style:text-underline-color="font-color" officeooo:paragraph-rsid="00117b47" style:font-size-asian="9pt" style:font-size-complex="9pt"/>
    </style:style>
    <style:style style:name="P46" style:family="paragraph" style:parent-style-name="Text_20_body">
      <style:paragraph-properties fo:margin-top="0cm" fo:margin-bottom="0.199cm" style:contextual-spacing="false">
        <style:tab-stops>
          <style:tab-stop style:position="9.172cm"/>
        </style:tab-stops>
      </style:paragraph-properties>
      <style:text-properties fo:font-size="9pt" fo:font-weight="bold" officeooo:paragraph-rsid="00117b47" style:font-size-asian="9pt" style:font-weight-asian="bold" style:font-size-complex="9pt" style:font-weight-complex="bold"/>
    </style:style>
    <style:style style:name="P47" style:family="paragraph" style:parent-style-name="Text_20_body">
      <style:paragraph-properties fo:margin-top="0cm" fo:margin-bottom="0.199cm" style:contextual-spacing="false">
        <style:tab-stops>
          <style:tab-stop style:position="3.727cm"/>
          <style:tab-stop style:position="5.292cm"/>
          <style:tab-stop style:position="9.04cm"/>
        </style:tab-stops>
      </style:paragraph-properties>
      <style:text-properties fo:font-size="9pt" style:text-underline-style="none" officeooo:paragraph-rsid="00117b47" style:font-size-asian="9pt" style:font-size-complex="9pt"/>
    </style:style>
    <style:style style:name="P48" style:family="paragraph" style:parent-style-name="Text_20_body">
      <style:paragraph-properties fo:margin-top="0cm" fo:margin-bottom="0.199cm" style:contextual-spacing="false">
        <style:tab-stops>
          <style:tab-stop style:position="0.926cm"/>
          <style:tab-stop style:position="1.963cm"/>
          <style:tab-stop style:position="3.33cm"/>
          <style:tab-stop style:position="4.366cm"/>
          <style:tab-stop style:position="5.271cm"/>
          <style:tab-stop style:position="6.306cm"/>
          <style:tab-stop style:position="7.564cm"/>
        </style:tab-stops>
      </style:paragraph-properties>
      <style:text-properties fo:font-size="8pt" fo:font-weight="normal" officeooo:paragraph-rsid="00117b47" style:font-size-asian="8pt" style:font-weight-asian="normal" style:font-size-complex="8pt" style:font-weight-complex="normal"/>
    </style:style>
    <style:style style:name="P49" style:family="paragraph" style:parent-style-name="Text_20_body">
      <style:paragraph-properties fo:margin-top="0cm" fo:margin-bottom="0.199cm" style:contextual-spacing="false" fo:break-before="column">
        <style:tab-stops>
          <style:tab-stop style:position="3.66cm"/>
          <style:tab-stop style:position="9.063cm"/>
        </style:tab-stops>
      </style:paragraph-properties>
      <style:text-properties fo:font-size="9pt" style:text-underline-style="none" officeooo:paragraph-rsid="00117b47" style:font-size-asian="9pt" style:font-size-complex="9pt"/>
    </style:style>
    <style:style style:name="P50" style:family="paragraph" style:parent-style-name="Text_20_body">
      <style:paragraph-properties fo:margin-top="0cm" fo:margin-bottom="0cm" style:contextual-spacing="false">
        <style:tab-stops>
          <style:tab-stop style:position="8.49cm"/>
        </style:tab-stops>
      </style:paragraph-properties>
      <style:text-properties style:text-underline-style="none" officeooo:paragraph-rsid="00117b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f9876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17b4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17b47" fo:background-color="#ffff00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11c93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background-color="#ffff00"/>
    </style:style>
    <style:style style:name="T11" style:family="text">
      <style:text-properties style:text-underline-style="none" officeooo:rsid="000f9876" fo:background-color="#ffff00"/>
    </style:style>
    <style:style style:name="T12" style:family="text">
      <style:text-properties style:text-underline-style="none" officeooo:rsid="00117b47"/>
    </style:style>
    <style:style style:name="T13" style:family="text">
      <style:text-properties style:text-underline-style="none" officeooo:rsid="0011c93d"/>
    </style:style>
    <style:style style:name="T14" style:family="text">
      <style:text-properties style:text-underline-style="none" officeooo:rsid="00130589"/>
    </style:style>
    <style:style style:name="T15" style:family="text">
      <style:text-properties style:text-underline-style="none" officeooo:rsid="001391ec"/>
    </style:style>
    <style:style style:name="T16" style:family="text">
      <style:text-properties style:text-underline-style="none" officeooo:rsid="001398f4"/>
    </style:style>
    <style:style style:name="T17" style:family="text">
      <style:text-properties fo:font-size="8pt" style:text-underline-style="none" style:font-size-asian="8pt" style:font-size-complex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font-name="Tahoma1"/>
    </style:style>
    <style:style style:name="T20" style:family="text">
      <style:text-properties style:font-name="Tahoma1" style:text-underline-style="solid" style:text-underline-width="auto" style:text-underline-color="font-color"/>
    </style:style>
    <style:style style:name="T21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22" style:family="text">
      <style:text-properties style:font-name="Tahoma1" fo:font-size="7pt" style:text-underline-style="solid" style:text-underline-width="auto" style:text-underline-color="font-color" officeooo:rsid="00112827" style:font-size-asian="7pt" style:font-size-complex="7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style:text-position="super 58%" fo:font-size="8pt" style:font-size-asian="8pt" style:font-size-complex="8pt"/>
    </style:style>
    <style:style style:name="T30" style:family="text">
      <style:text-properties style:text-position="super 58%" fo:font-size="8pt" style:text-underline-style="none" style:font-size-asian="8pt" style:font-size-complex="8pt"/>
    </style:style>
    <style:style style:name="T31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32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33" style:family="text">
      <style:text-properties officeooo:rsid="001398f4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cm" fo:end-indent="0.049cm"/>
          <style:column style:rel-width="4790*" fo:start-indent="0.04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</text:p>
      <text:section text:style-name="Sect1" text:name="Section1">
        <text:p text:style-name="P22"><text:span text:style-name="T6">Név, jellemző, szint: </text:span><text:span text:style-name="T2"><text:s/></text:span><text:span text:style-name="T5">ATTILA</text:span><text:span text:style-name="T4"> </text:span><text:span text:style-name="T3">Mantikor harcos </text:span><text:span text:style-name="T2">1<text:tab/></text:span></text:p>
        <text:p text:style-name="P21"><text:span text:style-name="T23">Fegyverei: _</text:span><text:span text:style-name="T25">kard</text:span><text:span text:style-name="T24"><text:tab/></text:span></text:p>
        <table:table table:name="Table1" table:style-name="Table1">
          <table:table-column table:style-name="Table1.A"/>
          <table:table-column table:style-name="Table1.B" table:number-columns-repeated="13"/>
          <table:table-column table:style-name="Table1.O"/>
          <table:table-column table:style-name="Table1.P"/>
          <table:table-column table:style-name="Table1.B" table:number-columns-repeated="5"/>
          <table:table-column table:style-name="Table1.V"/>
          <table:table-row>
            <table:table-cell table:style-name="Table1.A1" table:number-columns-spanned="15" office:value-type="string">
              <text:p text:style-name="P16"><text:span text:style-name="T26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table:number-columns-spanned="7" office:value-type="string">
              <text:p text:style-name="P16">SFÉ: <text:span text:style-name="T29">SZ</text:span><text:span text:style-name="T6"> 3/ </text:span><text:span text:style-name="T30">V</text:span><text:span text:style-name="T6"> 5/ </text:span><text:span text:style-name="T30">Z</text:span><text:span text:style-name="T6">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A2" office:value-type="string">
              <text:p text:style-name="P16"/>
            </table:table-cell>
            <table:table-cell table:style-name="Table1.T2" office:value-type="string">
              <text:p text:style-name="P16"/>
            </table:table-cell>
            <table:table-cell table:style-name="Table1.U2" office:value-type="string">
              <text:p text:style-name="P16"/>
            </table:table-cell>
            <table:table-cell table:style-name="Table1.U2" office:value-type="string">
              <text:p text:style-name="P16"/>
            </table:table-cell>
            <table:table-cell table:style-name="Table1.U2" office:value-type="string">
              <text:p text:style-name="P16"/>
            </table:table-cell>
            <table:table-cell table:style-name="Table1.T2" office:value-type="string">
              <text:p text:style-name="P16"/>
            </table:table-cell>
            <table:table-cell table:style-name="Table1.U2" office:value-type="string">
              <text:p text:style-name="P16"/>
            </table:table-cell>
            <table:table-cell table:style-name="Table1.O2" office:value-type="string">
              <text:p text:style-name="P16"/>
            </table:table-cell>
            <table:table-cell table:style-name="Table1.P2" office:value-type="string">
              <text:p text:style-name="P16"/>
            </table:table-cell>
            <table:table-cell table:style-name="Table1.T2" office:value-type="string">
              <text:p text:style-name="P16"/>
            </table:table-cell>
            <table:table-cell table:style-name="Table1.U2" office:value-type="string">
              <text:p text:style-name="P16"/>
            </table:table-cell>
            <table:table-cell table:style-name="Table1.U2" office:value-type="string">
              <text:p text:style-name="P16"/>
            </table:table-cell>
            <table:table-cell table:style-name="Table1.T2" office:value-type="string">
              <text:p text:style-name="P16"/>
            </table:table-cell>
            <table:table-cell table:style-name="Table1.U2" office:value-type="string">
              <text:p text:style-name="P16"/>
            </table:table-cell>
            <table:table-cell table:style-name="Table1.V2" office:value-type="string">
              <text:p text:style-name="P16"/>
            </table:table-cell>
          </table:table-row>
          <table:table-row>
            <table:table-cell table:style-name="Table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26">KÉ</text:span>: _30<text:span text:style-name="T1"><text:tab/></text:span><text:span text:style-name="T6"> <text:s/>F1(</text:span><text:span text:style-name="T1"> <text:s/>fkard <text:s/></text:span><text:span text:style-name="T6">): +4 </text:span><text:span text:style-name="T17">SP</text:span><text:span text:style-name="T6"><text:tab/></text:span></text:p>
        <text:p text:style-name="P3"><text:span text:style-name="T26">TÉ</text:span>: _75<text:span text:style-name="T1"><text:tab/></text:span><text:span text:style-name="T6"> T/K: 2</text:span></text:p>
        <text:p text:style-name="P4"><text:span text:style-name="T7">VÉ</text:span><text:span text:style-name="T6">: _160, </text:span><text:span text:style-name="T12">15</text:span><text:span text:style-name="T13">5, 150, </text:span><text:span text:style-name="T14">146, 140, 138, 135, </text:span><text:span text:style-name="T1"><text:tab/></text:span></text:p>
        <text:p text:style-name="P7"><text:tab/></text:p>
        <text:p text:style-name="P6"><text:span text:style-name="T6">Pajzs: </text:span><text:tab/><text:span text:style-name="T6"><text:tab/>Erőbónusz: </text:span><text:tab/></text:p>
        <text:p text:style-name="P1"><text:span text:style-name="T7">CÉ</text:span><text:span text:style-name="T6">: _</text:span><text:span text:style-name="T11">-20</text:span><text:span text:style-name="T1"><text:tab/></text:span></text:p>
        <text:p text:style-name="P5"><text:span text:style-name="T6">Puszta kézzel: KÉ:</text:span><text:span text:style-name="T1"> </text:span><text:span text:style-name="T2">10</text:span><text:span text:style-name="T1"> <text:s/></text:span><text:span text:style-name="T6"><text:s/>TÉ:</text:span><text:span text:style-name="T1"> </text:span><text:span text:style-name="T2">45</text:span><text:span text:style-name="T1"> <text:s text:c="9"/></text:span><text:span text:style-name="T6"><text:s/>VÉ: </text:span><text:span text:style-name="T9">120</text:span></text:p>
        <text:p text:style-name="P9"><text:span text:style-name="T6">Erő: 1</text:span><text:span text:style-name="T1"><text:tab/></text:span><text:span text:style-name="T6"> Edz: 3</text:span><text:span text:style-name="T1"><text:tab/></text:span><text:span text:style-name="T6"> Gyors: 3</text:span><text:span text:style-name="T1"><text:tab/></text:span><text:span text:style-name="T6"> Ügy: 3</text:span><text:span text:style-name="T1"><text:tab/></text:span><text:span text:style-name="T6"> IQ: 0</text:span><text:span text:style-name="T1"><text:tab/></text:span><text:span text:style-name="T6"> Eml: 0</text:span><text:span text:style-name="T1"><text:tab/></text:span><text:span text:style-name="T6"> Önur: 1</text:span><text:span text:style-name="T1"><text:tab/></text:span><text:span text:style-name="T6"> Fog: 0</text:span></text:p>
        <text:p text:style-name="P11"><text:span text:style-name="T27">H1:</text:span><text:span text:style-name="T1"> <text:s/>kardv. <text:s/></text:span>: <text:span text:style-name="T1"><text:s/>5 <text:s/></text:span><text:span text:style-name="T27">.sz </text:span><text:span text:style-name="T1">(</text:span><text:span text:style-name="T31">S</text:span><text:span text:style-name="T1"> <text:s text:c="2"/>)</text:span><text:tab/><text:span text:style-name="T28">Mesterfegyver (fegy, fok)</text:span><text:span text:style-name="T18">:</text:span> 1</text:p>
        <text:p text:style-name="P8"><text:span text:style-name="T21">H</text:span><text:span text:style-name="T22">2</text:span><text:span text:style-name="T21">:</text:span><text:span text:style-name="T20"> <text:s text:c="13"/></text:span><text:span text:style-name="T19">: </text:span><text:span text:style-name="T20"><text:s text:c="5"/></text:span><text:span text:style-name="T21">.sz </text:span><text:span text:style-name="T20">(</text:span><text:span text:style-name="T32">S</text:span><text:span text:style-name="T20"> <text:s text:c="2"/>)</text:span><text:span text:style-name="T19"> Ψp: </text:span><text:span text:style-name="T20"><text:tab/></text:span><text:span text:style-name="T19"> Mana: </text:span><text:span text:style-name="T20"><text:tab/></text:span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row>
            <table:table-cell table:style-name="Table2.A1" office:value-type="string">
              <text:p text:style-name="P15">Képzettség, Fortély, Manőver</text:p>
            </table:table-cell>
            <table:table-cell table:style-name="Table2.A1" office:value-type="string">
              <text:p text:style-name="P15">Értéke</text:p>
            </table:table-cell>
            <table:table-cell table:style-name="Table2.A1" office:value-type="string">
              <text:p text:style-name="P15">Képzettség, Fortély, Manőver</text:p>
            </table:table-cell>
            <table:table-cell table:style-name="Table2.D1" office:value-type="string">
              <text:p text:style-name="P15">Értéke</text:p>
            </table:table-cell>
          </table:table-row>
          <table:table-row>
            <table:table-cell table:style-name="Table2.C10" office:value-type="string">
              <text:p text:style-name="P14">Fájdalomtűrés</text:p>
            </table:table-cell>
            <table:table-cell table:style-name="Table2.B2" office:value-type="float" office:value="7">
              <text:p text:style-name="P12">7</text:p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>Észlelés</text:p>
            </table:table-cell>
            <table:table-cell table:style-name="Table2.B3" office:value-type="float" office:value="7">
              <text:p text:style-name="P12">7</text:p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>Emberismeret</text:p>
            </table:table-cell>
            <table:table-cell table:style-name="Table2.B4" office:value-type="float" office:value="3">
              <text:p text:style-name="P12">3</text:p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/>
            </table:table-cell>
            <table:table-cell table:style-name="Table2.B10" office:value-type="string">
              <text:p text:style-name="P12"/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/>
            </table:table-cell>
            <table:table-cell table:style-name="Table2.B10" office:value-type="string">
              <text:p text:style-name="P12"/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/>
            </table:table-cell>
            <table:table-cell table:style-name="Table2.B10" office:value-type="string">
              <text:p text:style-name="P12"/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/>
            </table:table-cell>
            <table:table-cell table:style-name="Table2.B10" office:value-type="string">
              <text:p text:style-name="P12"/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/>
            </table:table-cell>
            <table:table-cell table:style-name="Table2.B10" office:value-type="string">
              <text:p text:style-name="P12"/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C10" office:value-type="string">
              <text:p text:style-name="P13"/>
            </table:table-cell>
            <table:table-cell table:style-name="Table2.B10" office:value-type="string">
              <text:p text:style-name="P12"/>
            </table:table-cell>
            <table:table-cell table:style-name="Table2.C10" office:value-type="string">
              <text:p text:style-name="P13"/>
            </table:table-cell>
            <table:table-cell table:style-name="Table2.D10" office:value-type="string">
              <text:p text:style-name="P12"/>
            </table:table-cell>
          </table:table-row>
          <table:table-row>
            <table:table-cell table:style-name="Table2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3"><text:span text:style-name="T26">Leírás:</text:span> </text:p>
            </table:table-cell>
          </table:table-row>
          <table:table-row>
            <table:table-cell table:style-name="Table3.A2" office:value-type="string">
              <text:p text:style-name="P13"/>
            </table:table-cell>
          </table:table-row>
        </table:table>
        <text:p text:style-name="P10"/>
      </text:section>
      <text:p text:style-name="P18"/>
      <text:p text:style-name="P25"/>
      <text:p text:style-name="P24"><text:s/></text:p>
      <text:section text:style-name="Sect1" text:name="Section2">
        <text:p text:style-name="P23"><text:span text:style-name="T6">Név, jellemző, szint: </text:span><text:span text:style-name="T2"><text:s/></text:span><text:span text:style-name="T5">DÁVID</text:span><text:span text:style-name="T4"> </text:span><text:span text:style-name="T3">Mantikor harcos 2</text:span><text:span text:style-name="T2"><text:tab/></text:span></text:p>
        <text:p text:style-name="P21"><text:span text:style-name="T23">Fegyverei: _</text:span><text:span text:style-name="T25">kard</text:span><text:span text:style-name="T24"><text:tab/></text:span></text:p>
        <table:table table:name="Table4" table:style-name="Table4">
          <table:table-column table:style-name="Table4.A"/>
          <table:table-column table:style-name="Table4.B" table:number-columns-repeated="13"/>
          <table:table-column table:style-name="Table4.O"/>
          <table:table-column table:style-name="Table4.P"/>
          <table:table-column table:style-name="Table4.B" table:number-columns-repeated="5"/>
          <table:table-column table:style-name="Table4.V"/>
          <table:table-row>
            <table:table-cell table:style-name="Table4.A1" table:number-columns-spanned="15" office:value-type="string">
              <text:p text:style-name="P16"><text:span text:style-name="T26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P1" table:number-columns-spanned="7" office:value-type="string">
              <text:p text:style-name="P16">SFÉ: <text:span text:style-name="T29">SZ</text:span><text:span text:style-name="T6"> 3/ </text:span><text:span text:style-name="T30">V</text:span><text:span text:style-name="T6"> 5/ </text:span><text:span text:style-name="T30">Z</text:span><text:span text:style-name="T6">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A2" office:value-type="string">
              <text:p text:style-name="P16"/>
            </table:table-cell>
            <table:table-cell table:style-name="Table4.T2" office:value-type="string">
              <text:p text:style-name="P34">x</text:p>
            </table:table-cell>
            <table:table-cell table:style-name="Table4.U2" office:value-type="string">
              <text:p text:style-name="P34">x</text:p>
            </table:table-cell>
            <table:table-cell table:style-name="Table4.U2" office:value-type="string">
              <text:p text:style-name="P34">x</text:p>
            </table:table-cell>
            <table:table-cell table:style-name="Table4.U2" office:value-type="string">
              <text:p text:style-name="P16"/>
            </table:table-cell>
            <table:table-cell table:style-name="Table4.T2" office:value-type="string">
              <text:p text:style-name="P16"/>
            </table:table-cell>
            <table:table-cell table:style-name="Table4.U2" office:value-type="string">
              <text:p text:style-name="P16"/>
            </table:table-cell>
            <table:table-cell table:style-name="Table4.O2" office:value-type="string">
              <text:p text:style-name="P16"/>
            </table:table-cell>
            <table:table-cell table:style-name="Table4.P2" office:value-type="string">
              <text:p text:style-name="P16"/>
            </table:table-cell>
            <table:table-cell table:style-name="Table4.T2" office:value-type="string">
              <text:p text:style-name="P16"/>
            </table:table-cell>
            <table:table-cell table:style-name="Table4.U2" office:value-type="string">
              <text:p text:style-name="P16"/>
            </table:table-cell>
            <table:table-cell table:style-name="Table4.U2" office:value-type="string">
              <text:p text:style-name="P16"/>
            </table:table-cell>
            <table:table-cell table:style-name="Table4.T2" office:value-type="string">
              <text:p text:style-name="P16"/>
            </table:table-cell>
            <table:table-cell table:style-name="Table4.U2" office:value-type="string">
              <text:p text:style-name="P16"/>
            </table:table-cell>
            <table:table-cell table:style-name="Table4.V2" office:value-type="string">
              <text:p text:style-name="P16"/>
            </table:table-cell>
          </table:table-row>
          <table:table-row>
            <table:table-cell table:style-name="Table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26">KÉ</text:span>: _30<text:span text:style-name="T1"><text:tab/></text:span><text:span text:style-name="T6"> <text:s/>F1(</text:span><text:span text:style-name="T1"> <text:s/>fkard <text:s/></text:span><text:span text:style-name="T6">): +4 </text:span><text:span text:style-name="T17">SP</text:span><text:span text:style-name="T6"><text:tab/></text:span></text:p>
        <text:p text:style-name="P3"><text:span text:style-name="T26">TÉ</text:span>: _75<text:span text:style-name="T1"><text:tab/></text:span><text:span text:style-name="T6"> T/K: 2</text:span></text:p>
        <text:p text:style-name="P4"><text:span text:style-name="T7">VÉ</text:span><text:span text:style-name="T6">: _160, </text:span><text:span text:style-name="T13">158, 156, 151, 149, 148, 143, 133, </text:span><text:span text:style-name="T14">132, </text:span><text:span text:style-name="T15">129, 125, 124, 122, (92), </text:span><text:span text:style-name="T1"><text:tab/></text:span></text:p>
        <text:p text:style-name="P7"><text:tab/></text:p>
        <text:p text:style-name="P6"><text:span text:style-name="T6">Pajzs: </text:span><text:tab/><text:span text:style-name="T6"><text:tab/>Erőbónusz: </text:span><text:tab/></text:p>
        <text:p text:style-name="P1"><text:span text:style-name="T7">CÉ</text:span><text:span text:style-name="T6">: _</text:span><text:span text:style-name="T10">5</text:span><text:span text:style-name="T1"><text:tab/></text:span></text:p>
        <text:p text:style-name="P5"><text:span text:style-name="T6">Puszta kézzel: KÉ:</text:span><text:span text:style-name="T1"> </text:span><text:span text:style-name="T2">10</text:span><text:span text:style-name="T1"> <text:s/></text:span><text:span text:style-name="T6"><text:s/>TÉ:</text:span><text:span text:style-name="T1"> </text:span><text:span text:style-name="T2">45</text:span><text:span text:style-name="T1"> <text:s text:c="9"/></text:span><text:span text:style-name="T6"><text:s/>VÉ: </text:span><text:span text:style-name="T9">120</text:span></text:p>
        <text:p text:style-name="P9"><text:span text:style-name="T6">Erő: 1</text:span><text:span text:style-name="T1"><text:tab/></text:span><text:span text:style-name="T6"> Edz: 3</text:span><text:span text:style-name="T1"><text:tab/></text:span><text:span text:style-name="T6"> Gyors: 3</text:span><text:span text:style-name="T1"><text:tab/></text:span><text:span text:style-name="T6"> Ügy: 3</text:span><text:span text:style-name="T1"><text:tab/></text:span><text:span text:style-name="T6"> IQ: 0</text:span><text:span text:style-name="T1"><text:tab/></text:span><text:span text:style-name="T6"> Eml: 0</text:span><text:span text:style-name="T1"><text:tab/></text:span><text:span text:style-name="T6"> Önur: 1</text:span><text:span text:style-name="T1"><text:tab/></text:span><text:span text:style-name="T6"> Fog: 0</text:span></text:p>
        <text:p text:style-name="P11"><text:span text:style-name="T27">H1:</text:span><text:span text:style-name="T1"> <text:s/>kardv. <text:s/></text:span>: <text:span text:style-name="T1"><text:s/>5 <text:s/></text:span><text:span text:style-name="T27">.sz </text:span><text:span text:style-name="T1">(</text:span><text:span text:style-name="T31">S</text:span><text:span text:style-name="T1"> <text:s text:c="2"/>)</text:span><text:tab/><text:span text:style-name="T28">Mesterfegyver (fegy, fok)</text:span><text:span text:style-name="T18">:</text:span> 1</text:p>
        <text:p text:style-name="P8"><text:span text:style-name="T21">H</text:span><text:span text:style-name="T22">2</text:span><text:span text:style-name="T21">:</text:span><text:span text:style-name="T20"> <text:s text:c="13"/></text:span><text:span text:style-name="T19">: </text:span><text:span text:style-name="T20"><text:s text:c="5"/></text:span><text:span text:style-name="T21">.sz </text:span><text:span text:style-name="T20">(</text:span><text:span text:style-name="T32">S</text:span><text:span text:style-name="T20"> <text:s text:c="2"/>)</text:span><text:span text:style-name="T19"> Ψp: </text:span><text:span text:style-name="T20"><text:tab/></text:span><text:span text:style-name="T19"> Mana: </text:span><text:span text:style-name="T20"><text:tab/></text:span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>
            <table:table-cell table:style-name="Table5.A1" office:value-type="string">
              <text:p text:style-name="P15">Képzettség, Fortély, Manőver</text:p>
            </table:table-cell>
            <table:table-cell table:style-name="Table5.A1" office:value-type="string">
              <text:p text:style-name="P15">Értéke</text:p>
            </table:table-cell>
            <table:table-cell table:style-name="Table5.A1" office:value-type="string">
              <text:p text:style-name="P15">Képzettség, Fortély, Manőver</text:p>
            </table:table-cell>
            <table:table-cell table:style-name="Table5.D1" office:value-type="string">
              <text:p text:style-name="P15">Értéke</text:p>
            </table:table-cell>
          </table:table-row>
          <table:table-row>
            <table:table-cell table:style-name="Table5.C10" office:value-type="string">
              <text:p text:style-name="P14">Fájdalomtűrés</text:p>
            </table:table-cell>
            <table:table-cell table:style-name="Table5.B2" office:value-type="float" office:value="7">
              <text:p text:style-name="P12">7</text:p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>Észlelés</text:p>
            </table:table-cell>
            <table:table-cell table:style-name="Table5.B3" office:value-type="float" office:value="7">
              <text:p text:style-name="P12">7</text:p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>Emberismeret</text:p>
            </table:table-cell>
            <table:table-cell table:style-name="Table5.B4" office:value-type="float" office:value="3">
              <text:p text:style-name="P12">3</text:p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/>
            </table:table-cell>
            <table:table-cell table:style-name="Table5.B10" office:value-type="string">
              <text:p text:style-name="P12"/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/>
            </table:table-cell>
            <table:table-cell table:style-name="Table5.B10" office:value-type="string">
              <text:p text:style-name="P12"/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/>
            </table:table-cell>
            <table:table-cell table:style-name="Table5.B10" office:value-type="string">
              <text:p text:style-name="P12"/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/>
            </table:table-cell>
            <table:table-cell table:style-name="Table5.B10" office:value-type="string">
              <text:p text:style-name="P12"/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/>
            </table:table-cell>
            <table:table-cell table:style-name="Table5.B10" office:value-type="string">
              <text:p text:style-name="P12"/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C10" office:value-type="string">
              <text:p text:style-name="P13"/>
            </table:table-cell>
            <table:table-cell table:style-name="Table5.B10" office:value-type="string">
              <text:p text:style-name="P12"/>
            </table:table-cell>
            <table:table-cell table:style-name="Table5.C10" office:value-type="string">
              <text:p text:style-name="P13"/>
            </table:table-cell>
            <table:table-cell table:style-name="Table5.D10" office:value-type="string">
              <text:p text:style-name="P12"/>
            </table:table-cell>
          </table:table-row>
          <table:table-row>
            <table:table-cell table:style-name="Table5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3"><text:span text:style-name="T26">Leírás:</text:span> </text:p>
            </table:table-cell>
          </table:table-row>
          <table:table-row>
            <table:table-cell table:style-name="Table6.A2" office:value-type="string">
              <text:p text:style-name="P13"/>
            </table:table-cell>
          </table:table-row>
        </table:table>
        <text:p text:style-name="P10"/>
      </text:section>
      <text:p text:style-name="P19"/>
      <text:p text:style-name="P25"/>
      <text:p text:style-name="P24"><text:s/></text:p>
      <text:section text:style-name="Sect1" text:name="Section3">
        <text:p text:style-name="P23"><text:span text:style-name="T6">Név, jellemző, szint: </text:span><text:span text:style-name="T2"><text:s/></text:span><text:span text:style-name="T3">Mantikor harcos 3</text:span><text:span text:style-name="T2"><text:tab/></text:span></text:p>
        <text:p text:style-name="P21"><text:span text:style-name="T23">Fegyverei: _</text:span><text:span text:style-name="T25">kard</text:span><text:span text:style-name="T24"><text:tab/></text:span></text:p>
        <table:table table:name="Table7" table:style-name="Table7">
          <table:table-column table:style-name="Table7.A"/>
          <table:table-column table:style-name="Table7.B" table:number-columns-repeated="13"/>
          <table:table-column table:style-name="Table7.O"/>
          <table:table-column table:style-name="Table7.P"/>
          <table:table-column table:style-name="Table7.B" table:number-columns-repeated="5"/>
          <table:table-column table:style-name="Table7.V"/>
          <table:table-row>
            <table:table-cell table:style-name="Table7.A1" table:number-columns-spanned="15" office:value-type="string">
              <text:p text:style-name="P16"><text:span text:style-name="T26">ÉP</text:span>: 14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7.P1" table:number-columns-spanned="7" office:value-type="string">
              <text:p text:style-name="P16">SFÉ: <text:span text:style-name="T29">SZ</text:span><text:span text:style-name="T6"> 3/ </text:span><text:span text:style-name="T30">V</text:span><text:span text:style-name="T6"> 5/ </text:span><text:span text:style-name="T30">Z</text:span><text:span text:style-name="T6"> 1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2"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A2" office:value-type="string">
              <text:p text:style-name="P16"/>
            </table:table-cell>
            <table:table-cell table:style-name="Table7.T2" office:value-type="string">
              <text:p text:style-name="P35">x</text:p>
            </table:table-cell>
            <table:table-cell table:style-name="Table7.U2" office:value-type="string">
              <text:p text:style-name="P35">x</text:p>
            </table:table-cell>
            <table:table-cell table:style-name="Table7.U2" office:value-type="string">
              <text:p text:style-name="P35">x</text:p>
            </table:table-cell>
            <table:table-cell table:style-name="Table7.U2" office:value-type="string">
              <text:p text:style-name="P35">x</text:p>
            </table:table-cell>
            <table:table-cell table:style-name="Table7.T2" office:value-type="string">
              <text:p text:style-name="P35">x</text:p>
            </table:table-cell>
            <table:table-cell table:style-name="Table7.U2" office:value-type="string">
              <text:p text:style-name="P35">x</text:p>
            </table:table-cell>
            <table:table-cell table:style-name="Table7.O2" office:value-type="string">
              <text:p text:style-name="P35">x</text:p>
            </table:table-cell>
            <table:table-cell table:style-name="Table7.P2" office:value-type="string">
              <text:p text:style-name="P35">x</text:p>
            </table:table-cell>
            <table:table-cell table:style-name="Table7.T2" office:value-type="string">
              <text:p text:style-name="P35">x</text:p>
            </table:table-cell>
            <table:table-cell table:style-name="Table7.U2" office:value-type="string">
              <text:p text:style-name="P35">x</text:p>
            </table:table-cell>
            <table:table-cell table:style-name="Table7.U2" office:value-type="string">
              <text:p text:style-name="P35">x</text:p>
            </table:table-cell>
            <table:table-cell table:style-name="Table7.T2" office:value-type="string">
              <text:p text:style-name="P35">x</text:p>
            </table:table-cell>
            <table:table-cell table:style-name="Table7.U2" office:value-type="string">
              <text:p text:style-name="P16"/>
            </table:table-cell>
            <table:table-cell table:style-name="Table7.V2" office:value-type="string">
              <text:p text:style-name="P16"/>
            </table:table-cell>
          </table:table-row>
          <table:table-row>
            <table:table-cell table:style-name="Table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7"/>
        <text:p text:style-name="P2"><text:span text:style-name="T26">KÉ</text:span>: _30<text:span text:style-name="T1"><text:tab/></text:span><text:span text:style-name="T6"> <text:s/>F1(</text:span><text:span text:style-name="T1"> <text:s/>fkard <text:s/></text:span><text:span text:style-name="T6">): +4 </text:span><text:span text:style-name="T17">SP</text:span><text:span text:style-name="T6"><text:tab/></text:span></text:p>
        <text:p text:style-name="P3"><text:span text:style-name="T26">TÉ</text:span>: _75, <text:span text:style-name="T33">60, </text:span><text:span text:style-name="T1"><text:tab/></text:span><text:span text:style-name="T6"> T/K: 2</text:span></text:p>
        <text:p text:style-name="P4"><text:span text:style-name="T7">VÉ</text:span><text:span text:style-name="T6">: _160,</text:span><text:span text:style-name="T16">140, 115, 112, </text:span><text:span text:style-name="T1"><text:tab/></text:span></text:p>
        <text:p text:style-name="P7"><text:tab/></text:p>
        <text:p text:style-name="P6"><text:span text:style-name="T6">Pajzs: </text:span><text:tab/><text:span text:style-name="T6"><text:tab/>Erőbónusz: </text:span><text:tab/></text:p>
        <text:p text:style-name="P1"><text:span text:style-name="T7">CÉ</text:span><text:span text:style-name="T6">: _</text:span><text:span text:style-name="T10">5</text:span><text:span text:style-name="T1"><text:tab/></text:span></text:p>
        <text:p text:style-name="P5"><text:span text:style-name="T6">Puszta kézzel: KÉ:</text:span><text:span text:style-name="T1"> </text:span><text:span text:style-name="T2">10</text:span><text:span text:style-name="T1"> <text:s/></text:span><text:span text:style-name="T6"><text:s/>TÉ:</text:span><text:span text:style-name="T1"> </text:span><text:span text:style-name="T2">45</text:span><text:span text:style-name="T1"> <text:s text:c="9"/></text:span><text:span text:style-name="T6"><text:s/>VÉ: </text:span><text:span text:style-name="T9">120</text:span></text:p>
        <text:p text:style-name="P9"><text:span text:style-name="T6">Erő: 1</text:span><text:span text:style-name="T1"><text:tab/></text:span><text:span text:style-name="T6"> Edz: 3</text:span><text:span text:style-name="T1"><text:tab/></text:span><text:span text:style-name="T6"> Gyors: 3</text:span><text:span text:style-name="T1"><text:tab/></text:span><text:span text:style-name="T6"> Ügy: 3</text:span><text:span text:style-name="T1"><text:tab/></text:span><text:span text:style-name="T6"> IQ: 0</text:span><text:span text:style-name="T1"><text:tab/></text:span><text:span text:style-name="T6"> Eml: 0</text:span><text:span text:style-name="T1"><text:tab/></text:span><text:span text:style-name="T6"> Önur: 1</text:span><text:span text:style-name="T1"><text:tab/></text:span><text:span text:style-name="T6"> Fog: 0</text:span></text:p>
        <text:p text:style-name="P11"><text:span text:style-name="T27">H1:</text:span><text:span text:style-name="T1"> <text:s/>kardv. <text:s/></text:span>: <text:span text:style-name="T1"><text:s/>5 <text:s/></text:span><text:span text:style-name="T27">.sz </text:span><text:span text:style-name="T1">(</text:span><text:span text:style-name="T31">S</text:span><text:span text:style-name="T1"> <text:s text:c="2"/>)</text:span><text:tab/><text:span text:style-name="T28">Mesterfegyver (fegy, fok)</text:span><text:span text:style-name="T18">:</text:span> 1</text:p>
        <text:p text:style-name="P8"><text:span text:style-name="T21">H</text:span><text:span text:style-name="T22">2</text:span><text:span text:style-name="T21">:</text:span><text:span text:style-name="T20"> <text:s text:c="13"/></text:span><text:span text:style-name="T19">: </text:span><text:span text:style-name="T20"><text:s text:c="5"/></text:span><text:span text:style-name="T21">.sz </text:span><text:span text:style-name="T20">(</text:span><text:span text:style-name="T32">S</text:span><text:span text:style-name="T20"> <text:s text:c="2"/>)</text:span><text:span text:style-name="T19"> Ψp: </text:span><text:span text:style-name="T20"><text:tab/></text:span><text:span text:style-name="T19"> Mana: </text:span><text:span text:style-name="T20"><text:tab/></text:span></text:p>
        <table:table table:name="Table8" table:style-name="Table8">
          <table:table-column table:style-name="Table8.A"/>
          <table:table-column table:style-name="Table8.B"/>
          <table:table-column table:style-name="Table8.A"/>
          <table:table-column table:style-name="Table8.D"/>
          <table:table-row>
            <table:table-cell table:style-name="Table8.A1" office:value-type="string">
              <text:p text:style-name="P15">Képzettség, Fortély, Manőver</text:p>
            </table:table-cell>
            <table:table-cell table:style-name="Table8.A1" office:value-type="string">
              <text:p text:style-name="P15">Értéke</text:p>
            </table:table-cell>
            <table:table-cell table:style-name="Table8.A1" office:value-type="string">
              <text:p text:style-name="P15">Képzettség, Fortély, Manőver</text:p>
            </table:table-cell>
            <table:table-cell table:style-name="Table8.D1" office:value-type="string">
              <text:p text:style-name="P15">Értéke</text:p>
            </table:table-cell>
          </table:table-row>
          <table:table-row>
            <table:table-cell table:style-name="Table8.C10" office:value-type="string">
              <text:p text:style-name="P14">Fájdalomtűrés</text:p>
            </table:table-cell>
            <table:table-cell table:style-name="Table8.B2" office:value-type="float" office:value="7">
              <text:p text:style-name="P12">7</text:p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>Észlelés</text:p>
            </table:table-cell>
            <table:table-cell table:style-name="Table8.B3" office:value-type="float" office:value="7">
              <text:p text:style-name="P12">7</text:p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>Emberismeret</text:p>
            </table:table-cell>
            <table:table-cell table:style-name="Table8.B4" office:value-type="float" office:value="3">
              <text:p text:style-name="P12">3</text:p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/>
            </table:table-cell>
            <table:table-cell table:style-name="Table8.B10" office:value-type="string">
              <text:p text:style-name="P12"/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/>
            </table:table-cell>
            <table:table-cell table:style-name="Table8.B10" office:value-type="string">
              <text:p text:style-name="P12"/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/>
            </table:table-cell>
            <table:table-cell table:style-name="Table8.B10" office:value-type="string">
              <text:p text:style-name="P12"/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/>
            </table:table-cell>
            <table:table-cell table:style-name="Table8.B10" office:value-type="string">
              <text:p text:style-name="P12"/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/>
            </table:table-cell>
            <table:table-cell table:style-name="Table8.B10" office:value-type="string">
              <text:p text:style-name="P12"/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C10" office:value-type="string">
              <text:p text:style-name="P13"/>
            </table:table-cell>
            <table:table-cell table:style-name="Table8.B10" office:value-type="string">
              <text:p text:style-name="P12"/>
            </table:table-cell>
            <table:table-cell table:style-name="Table8.C10" office:value-type="string">
              <text:p text:style-name="P13"/>
            </table:table-cell>
            <table:table-cell table:style-name="Table8.D10" office:value-type="string">
              <text:p text:style-name="P12"/>
            </table:table-cell>
          </table:table-row>
          <table:table-row>
            <table:table-cell table:style-name="Table8.A11" table:number-columns-spanned="4" office:value-type="string">
              <text:p text:style-name="P13">Speciális:</text:p>
            </table:table-cell>
            <table:covered-table-cell/>
            <table:covered-table-cell/>
            <table:covered-table-cell/>
          </table:table-row>
        </table:table>
        <text:p text:style-name="P2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3"><text:span text:style-name="T26">Leírás:</text:span> </text:p>
            </table:table-cell>
          </table:table-row>
          <table:table-row>
            <table:table-cell table:style-name="Table9.A2" office:value-type="string">
              <text:p text:style-name="P13"/>
            </table:table-cell>
          </table:table-row>
        </table:table>
        <text:p text:style-name="P10"/>
      </text:section>
      <text:p text:style-name="P19"/>
      <text:p text:style-name="P19"/>
      <text:p text:style-name="P39"><text:span text:style-name="T6">Név, jellemző, szint: </text:span><text:span text:style-name="T2"><text:s/></text:span><text:span text:style-name="T3">Mantikor harcos </text:span><text:span text:style-name="T4">4</text:span><text:span text:style-name="T2"><text:tab/></text:span></text:p>
      <text:p text:style-name="P38"><text:span text:style-name="T23">Fegyverei: _</text:span><text:span text:style-name="T25">kard</text:span><text:span text:style-name="T24"><text:tab/></text:span></text:p>
      <table:table table:name="Táblázat1" table:style-name="Táblázat1">
        <table:table-column table:style-name="Táblázat1.A"/>
        <table:table-column table:style-name="Táblázat1.B" table:number-columns-repeated="13"/>
        <table:table-column table:style-name="Táblázat1.O"/>
        <table:table-column table:style-name="Táblázat1.P"/>
        <table:table-column table:style-name="Táblázat1.B" table:number-columns-repeated="5"/>
        <table:table-column table:style-name="Táblázat1.V"/>
        <table:table-row>
          <table:table-cell table:style-name="Táblázat1.A1" table:number-columns-spanned="15" office:value-type="string">
            <text:p text:style-name="P33"><text:span text:style-name="T26">ÉP</text:span>: 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áblázat1.P1" table:number-columns-spanned="7" office:value-type="string">
            <text:p text:style-name="P33">SFÉ: <text:span text:style-name="T29">SZ</text:span><text:span text:style-name="T6"> 3/ </text:span><text:span text:style-name="T30">V</text:span><text:span text:style-name="T6"> 5/ </text:span><text:span text:style-name="T30">Z</text:span><text:span text:style-name="T6">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1.2">
          <table:table-cell table:style-name="Táblázat1.A2" office:value-type="string">
            <text:p text:style-name="P33"/>
          </table:table-cell>
          <table:table-cell table:style-name="Táblázat1.A2" office:value-type="string">
            <text:p text:style-name="P33"/>
          </table:table-cell>
          <table:table-cell table:style-name="Táblázat1.A2" office:value-type="string">
            <text:p text:style-name="P33"/>
          </table:table-cell>
          <table:table-cell table:style-name="Táblázat1.A2" office:value-type="string">
            <text:p text:style-name="P33"/>
          </table:table-cell>
          <table:table-cell table:style-name="Táblázat1.A2" office:value-type="string">
            <text:p text:style-name="P33"/>
          </table:table-cell>
          <table:table-cell table:style-name="Táblázat1.A2" office:value-type="string">
            <text:p text:style-name="P33"/>
          </table:table-cell>
          <table:table-cell table:style-name="Táblázat1.A2" office:value-type="string">
            <text:p text:style-name="P33"/>
          </table:table-cell>
          <table:table-cell table:style-name="Táblázat1.A2" office:value-type="string">
            <text:p text:style-name="P33"/>
          </table:table-cell>
          <table:table-cell table:style-name="Táblázat1.T2" office:value-type="string">
            <text:p text:style-name="P33"/>
          </table:table-cell>
          <table:table-cell table:style-name="Táblázat1.U2" office:value-type="string">
            <text:p text:style-name="P33"/>
          </table:table-cell>
          <table:table-cell table:style-name="Táblázat1.U2" office:value-type="string">
            <text:p text:style-name="P33"/>
          </table:table-cell>
          <table:table-cell table:style-name="Táblázat1.U2" office:value-type="string">
            <text:p text:style-name="P33"/>
          </table:table-cell>
          <table:table-cell table:style-name="Táblázat1.T2" office:value-type="string">
            <text:p text:style-name="P33"/>
          </table:table-cell>
          <table:table-cell table:style-name="Táblázat1.U2" office:value-type="string">
            <text:p text:style-name="P33"/>
          </table:table-cell>
          <table:table-cell table:style-name="Táblázat1.O2" office:value-type="string">
            <text:p text:style-name="P33"/>
          </table:table-cell>
          <table:table-cell table:style-name="Táblázat1.P2" office:value-type="string">
            <text:p text:style-name="P33"/>
          </table:table-cell>
          <table:table-cell table:style-name="Táblázat1.T2" office:value-type="string">
            <text:p text:style-name="P33"/>
          </table:table-cell>
          <table:table-cell table:style-name="Táblázat1.U2" office:value-type="string">
            <text:p text:style-name="P33"/>
          </table:table-cell>
          <table:table-cell table:style-name="Táblázat1.U2" office:value-type="string">
            <text:p text:style-name="P33"/>
          </table:table-cell>
          <table:table-cell table:style-name="Táblázat1.T2" office:value-type="string">
            <text:p text:style-name="P33"/>
          </table:table-cell>
          <table:table-cell table:style-name="Táblázat1.U2" office:value-type="string">
            <text:p text:style-name="P33"/>
          </table:table-cell>
          <table:table-cell table:style-name="Táblázat1.V2" office:value-type="string">
            <text:p text:style-name="P33"/>
          </table:table-cell>
        </table:table-row>
        <table:table-row>
          <table:table-cell table:style-name="Táblázat1.A3" table:number-columns-spanned="22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40"><text:span text:style-name="T26">KÉ</text:span>: _30<text:span text:style-name="T1"><text:tab/></text:span><text:span text:style-name="T6"> <text:s/>F1(</text:span><text:span text:style-name="T1"> <text:s/>fkard <text:s/></text:span><text:span text:style-name="T6">): +4 </text:span><text:span text:style-name="T17">SP</text:span><text:span text:style-name="T6"><text:tab/></text:span></text:p>
      <text:p text:style-name="P41"><text:span text:style-name="T26">TÉ</text:span>: _75<text:span text:style-name="T1"><text:tab/></text:span><text:span text:style-name="T6"> T/K: 2</text:span></text:p>
      <text:p text:style-name="P42"><text:span text:style-name="T7">VÉ</text:span><text:span text:style-name="T6">: _160, </text:span><text:span text:style-name="T16">110, </text:span><text:span text:style-name="T1"><text:tab/></text:span></text:p>
      <text:p text:style-name="P44"><text:tab/></text:p>
      <text:p text:style-name="P45"><text:span text:style-name="T6">Pajzs: </text:span><text:tab/><text:span text:style-name="T6"><text:tab/>Erőbónusz: </text:span><text:tab/></text:p>
      <text:p text:style-name="P43"><text:span text:style-name="T7">CÉ</text:span><text:span text:style-name="T6">: _</text:span><text:span text:style-name="T10">5</text:span><text:span text:style-name="T1"><text:tab/></text:span></text:p>
      <text:p text:style-name="P46"><text:span text:style-name="T6">Puszta kézzel: KÉ:</text:span><text:span text:style-name="T1"> </text:span><text:span text:style-name="T2">10</text:span><text:span text:style-name="T1"> <text:s/></text:span><text:span text:style-name="T6"><text:s/>TÉ:</text:span><text:span text:style-name="T1"> </text:span><text:span text:style-name="T2">45</text:span><text:span text:style-name="T1"> <text:s text:c="9"/></text:span><text:span text:style-name="T6"><text:s/>VÉ: </text:span><text:span text:style-name="T9">120</text:span></text:p>
      <text:p text:style-name="P48"><text:span text:style-name="T6">Erő: 1</text:span><text:span text:style-name="T1"><text:tab/></text:span><text:span text:style-name="T6"> Edz: 3</text:span><text:span text:style-name="T1"><text:tab/></text:span><text:span text:style-name="T6"> Gyors: 3</text:span><text:span text:style-name="T1"><text:tab/></text:span><text:span text:style-name="T6"> Ügy: 3</text:span><text:span text:style-name="T1"><text:tab/></text:span><text:span text:style-name="T6"> IQ: 0</text:span><text:span text:style-name="T1"><text:tab/></text:span><text:span text:style-name="T6"> Eml: 0</text:span><text:span text:style-name="T1"><text:tab/></text:span><text:span text:style-name="T6"> Önur: 1</text:span><text:span text:style-name="T1"><text:tab/></text:span><text:span text:style-name="T6"> Fog: 0</text:span></text:p>
      <text:p text:style-name="P49"><text:span text:style-name="T27">H1:</text:span><text:span text:style-name="T1"> <text:s/>kardv. <text:s/></text:span>: <text:span text:style-name="T1"><text:s/>5 <text:s/></text:span><text:span text:style-name="T27">.sz </text:span><text:span text:style-name="T1">(</text:span><text:span text:style-name="T31">S</text:span><text:span text:style-name="T1"> <text:s text:c="2"/>)</text:span><text:tab/><text:span text:style-name="T28">Mesterfegyver (fegy, fok)</text:span><text:span text:style-name="T18">:</text:span> 1</text:p>
      <text:p text:style-name="P47"><text:span text:style-name="T21">H</text:span><text:span text:style-name="T22">2</text:span><text:span text:style-name="T21">:</text:span><text:span text:style-name="T20"> <text:s text:c="13"/></text:span><text:span text:style-name="T19">: </text:span><text:span text:style-name="T20"><text:s text:c="5"/></text:span><text:span text:style-name="T21">.sz </text:span><text:span text:style-name="T20">(</text:span><text:span text:style-name="T32">S</text:span><text:span text:style-name="T20"> <text:s text:c="2"/>)</text:span><text:span text:style-name="T19"> Ψp: </text:span><text:span text:style-name="T20"><text:tab/></text:span><text:span text:style-name="T19"> Mana: </text:span><text:span text:style-name="T20"><text:tab/>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A"/>
        <table:table-column table:style-name="Táblázat2.D"/>
        <table:table-row>
          <table:table-cell table:style-name="Táblázat2.A1" office:value-type="string">
            <text:p text:style-name="P27">Képzettség, Fortély, Manőver</text:p>
          </table:table-cell>
          <table:table-cell table:style-name="Táblázat2.A1" office:value-type="string">
            <text:p text:style-name="P27">Értéke</text:p>
          </table:table-cell>
          <table:table-cell table:style-name="Táblázat2.A1" office:value-type="string">
            <text:p text:style-name="P27">Képzettség, Fortély, Manőver</text:p>
          </table:table-cell>
          <table:table-cell table:style-name="Táblázat2.D1" office:value-type="string">
            <text:p text:style-name="P27">Értéke</text:p>
          </table:table-cell>
        </table:table-row>
        <table:table-row>
          <table:table-cell table:style-name="Táblázat2.C10" office:value-type="string">
            <text:p text:style-name="P28">Fájdalomtűrés</text:p>
          </table:table-cell>
          <table:table-cell table:style-name="Táblázat2.B2" office:value-type="float" office:value="7">
            <text:p text:style-name="P29">7</text:p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>Észlelés</text:p>
          </table:table-cell>
          <table:table-cell table:style-name="Táblázat2.B3" office:value-type="float" office:value="7">
            <text:p text:style-name="P29">7</text:p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>Emberismeret</text:p>
          </table:table-cell>
          <table:table-cell table:style-name="Táblázat2.B4" office:value-type="float" office:value="3">
            <text:p text:style-name="P29">3</text:p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/>
          </table:table-cell>
          <table:table-cell table:style-name="Táblázat2.B10" office:value-type="string">
            <text:p text:style-name="P29"/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/>
          </table:table-cell>
          <table:table-cell table:style-name="Táblázat2.B10" office:value-type="string">
            <text:p text:style-name="P29"/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/>
          </table:table-cell>
          <table:table-cell table:style-name="Táblázat2.B10" office:value-type="string">
            <text:p text:style-name="P29"/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/>
          </table:table-cell>
          <table:table-cell table:style-name="Táblázat2.B10" office:value-type="string">
            <text:p text:style-name="P29"/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/>
          </table:table-cell>
          <table:table-cell table:style-name="Táblázat2.B10" office:value-type="string">
            <text:p text:style-name="P29"/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C10" office:value-type="string">
            <text:p text:style-name="P30"/>
          </table:table-cell>
          <table:table-cell table:style-name="Táblázat2.B10" office:value-type="string">
            <text:p text:style-name="P29"/>
          </table:table-cell>
          <table:table-cell table:style-name="Táblázat2.C10" office:value-type="string">
            <text:p text:style-name="P30"/>
          </table:table-cell>
          <table:table-cell table:style-name="Táblázat2.D10" office:value-type="string">
            <text:p text:style-name="P29"/>
          </table:table-cell>
        </table:table-row>
        <table:table-row>
          <table:table-cell table:style-name="Táblázat2.A11" table:number-columns-spanned="4" office:value-type="string">
            <text:p text:style-name="P30">Speciális:</text:p>
          </table:table-cell>
          <table:covered-table-cell/>
          <table:covered-table-cell/>
          <table:covered-table-cell/>
        </table:table-row>
      </table:table>
      <text:p text:style-name="P50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30"><text:span text:style-name="T26">Leírás:</text:span> </text:p>
          </table:table-cell>
        </table:table-row>
        <table:table-row>
          <table:table-cell table:style-name="Táblázat3.A2" office:value-type="string">
            <text:p text:style-name="P30"/>
          </table:table-cell>
        </table:table-row>
      </table:table>
      <text:p text:style-name="P26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3" svg:font-family="Tahoma"/>
    <style:font-face style:name="Tahoma1" svg:font-family="Tahoma" style:font-family-generic="swiss" style:font-pitch="variable"/>
    <style:font-face style:name="Tahoma" svg:font-family="Tahoma" style:font-adornments="Normá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 style:contextual-spacing="false"/>
      <style:text-properties style:font-name="Tahoma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3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3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language>hu-HU</dc:language>
    <meta:editing-cycles>34</meta:editing-cycles>
    <meta:editing-duration>PT6H47M16S</meta:editing-duration>
    <dc:date>2014-07-06T20:08:43.113368385</dc:date>
    <dc:creator>Bálint </dc:creator>
    <meta:document-statistic meta:table-count="12" meta:image-count="0" meta:object-count="0" meta:page-count="2" meta:paragraph-count="122" meta:word-count="408" meta:character-count="2190" meta:non-whitespace-character-count="1625"/>
    <meta:user-defined meta:name="Info 1"/>
    <meta:user-defined meta:name="Info 2"/>
    <meta:user-defined meta:name="Info 3"/>
    <meta:user-defined meta:name="Info 4"/>
  </office:meta>
</office:document-meta>
</file>